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28%" fo:orphans="2" fo:widows="2" fo:text-indent="0in" style:auto-text-indent="false"/>
      <style:text-properties fo:font-variant="normal" fo:text-transform="none" fo:color="#29303b" style:font-name="Open Sans" fo:font-size="27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29303b" style:font-name="Open Sans" fo:font-size="18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3.5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29303b" style:font-name="Open Sans" fo:font-size="11.25pt" fo:letter-spacing="normal" fo:font-style="normal" fo:font-weight="normal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Part 5 - Association Rule Learning</text:p>
      <text:p text:style-name="P2">Section 23, Lecture 157</text:p>
      <text:p text:style-name="P3">Welcome to Part 5 - Association Rule Learning!</text:p>
      <text:p text:style-name="P4"/>
      <text:p text:style-name="P3">People who bought also bought ... That is what Association Rule Learning will help us figure out!</text:p>
      <text:p text:style-name="P3">In this part, you will understand and learn how to implement the following Association Rule Learning models:</text:p>
      <text:list xml:id="list238046166" text:style-name="L1">
        <text:list-item>
          <text:p text:style-name="P5">Apriori</text:p>
        </text:list-item>
        <text:list-item>
          <text:p text:style-name="P5">Eclat</text:p>
        </text:list-item>
      </text:list>
      <text:p text:style-name="P4"/>
      <text:p text:style-name="P3">Enjoy Machine Learning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3:00:15.609538261</meta:creation-date>
    <dc:date>2018-11-11T23:01:21.420723520</dc:date>
    <meta:editing-duration>PT1M6S</meta:editing-duration>
    <meta:editing-cycles>1</meta:editing-cycles>
    <meta:document-statistic meta:table-count="0" meta:image-count="0" meta:object-count="0" meta:page-count="1" meta:paragraph-count="8" meta:word-count="61" meta:character-count="358" meta:non-whitespace-character-count="307"/>
    <meta:generator>LibreOffice/6.0.6.2$Linux_X86_64 LibreOffice_project/00m0$Build-2</meta:generator>
  </office:meta>
</office:document-meta>
</file>